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DC000005BE82C956D51E701C4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paragraph-rsid="000fe498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paragraph-rsid="000fe498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officeooo:paragraph-rsid="000fe498" style:font-size-asian="12pt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5" style:family="paragraph" style:parent-style-name="Standard">
      <style:paragraph-properties fo:line-height="200%"/>
      <style:text-properties style:font-name="Times New Roman" fo:font-weight="normal" officeooo:rsid="000fe498" officeooo:paragraph-rsid="000fe498" style:font-weight-asian="normal" style:font-weight-complex="normal"/>
    </style:style>
    <style:style style:name="P6" style:family="paragraph" style:parent-style-name="Standard">
      <style:paragraph-properties fo:line-height="200%" fo:text-align="center" style:justify-single-word="false"/>
      <style:text-properties style:font-name="Times New Roman" style:text-underline-style="solid" style:text-underline-width="auto" style:text-underline-color="font-color" officeooo:paragraph-rsid="000fe498"/>
    </style:style>
    <style:style style:name="P7" style:family="paragraph" style:parent-style-name="Standard">
      <style:paragraph-properties fo:line-height="20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8b8b3" officeooo:paragraph-rsid="0018b8b3" style:text-blinking="false" style:font-size-asian="12pt" style:font-size-complex="12pt" loext:padding="0cm" loext:border="none"/>
    </style:style>
    <style:style style:name="P8" style:family="paragraph" style:parent-style-name="Contents_20_5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0" style:family="paragraph" style:parent-style-name="Heading_20_5">
      <style:text-properties style:font-name="Times New Roman"/>
    </style:style>
    <style:style style:name="P11" style:family="paragraph" style:parent-style-name="Heading_20_5">
      <style:paragraph-properties fo:break-before="page"/>
    </style:style>
    <style:style style:name="P12" style:family="paragraph" style:parent-style-name="Heading_20_5">
      <style:paragraph-properties fo:break-before="page"/>
      <style:text-properties officeooo:rsid="00274ce4" officeooo:paragraph-rsid="00274ce4"/>
    </style:style>
    <style:style style:name="P13" style:family="paragraph" style:parent-style-name="Text_20_body" style:list-style-name="">
      <style:text-properties officeooo:rsid="00274ce4" officeooo:paragraph-rsid="00274ce4"/>
    </style:style>
    <style:style style:name="P14" style:family="paragraph" style:parent-style-name="Text_20_body">
      <style:text-properties officeooo:paragraph-rsid="00274ce4"/>
    </style:style>
    <style:style style:name="P15" style:family="paragraph" style:parent-style-name="Text_20_body">
      <style:text-properties style:font-name="Times New Roman"/>
    </style:style>
    <style:style style:name="P16" style:family="paragraph" style:parent-style-name="Text_20_body">
      <style:text-properties style:font-name="Times New Roman" style:text-underline-style="none"/>
    </style:style>
    <style:style style:name="P17" style:family="paragraph" style:parent-style-name="Text_20_body">
      <style:paragraph-properties fo:break-before="page"/>
      <style:text-properties fo:color="#333333" loext:opacity="100%" style:font-name="Times New Roman" officeooo:paragraph-rsid="00274ce4"/>
    </style:style>
    <style:style style:name="P18" style:family="paragraph" style:parent-style-name="Text_20_body">
      <style:text-properties fo:color="#333333" loext:opacity="100%" style:font-name="Times New Roman" officeooo:paragraph-rsid="00274ce4"/>
    </style:style>
    <style:style style:name="P19" style:family="paragraph" style:parent-style-name="Text_20_body">
      <style:text-properties fo:color="#333333" loext:opacity="100%" style:font-name="Times New Roman" officeooo:rsid="002567ac" officeooo:paragraph-rsid="002567ac"/>
    </style:style>
    <style:style style:name="T1" style:family="text">
      <style:text-properties officeooo:rsid="001803f8"/>
    </style:style>
    <style:style style:name="T2" style:family="text">
      <style:text-properties officeooo:rsid="00218b47"/>
    </style:style>
    <style:style style:name="T3" style:family="text">
      <style:text-properties officeooo:rsid="00248daf"/>
    </style:style>
    <style:style style:name="T4" style:family="text">
      <style:text-properties officeooo:rsid="002567ac"/>
    </style:style>
    <style:style style:name="T5" style:family="text">
      <style:text-properties style:text-underline-style="solid" style:text-underline-width="auto" style:text-underline-color="font-color" officeooo:rsid="00248daf"/>
    </style:style>
    <style:style style:name="T6" style:family="text">
      <style:text-properties style:text-underline-style="solid" style:text-underline-width="auto" style:text-underline-color="font-color" officeooo:rsid="002567ac"/>
    </style:style>
    <style:style style:name="T7" style:family="text">
      <style:text-properties fo:color="#000000" loext:opacity="100%" fo:font-size="10pt" fo:font-weight="normal" style:font-size-asian="10pt" style:font-weight-asian="normal"/>
    </style:style>
    <style:style style:name="T8" style:family="text">
      <style:text-properties fo:color="#000000" loext:opacity="100%"/>
    </style:style>
    <style:style style:name="T9" style:family="text">
      <style:text-properties officeooo:rsid="0025f1d0"/>
    </style:style>
    <style:style style:name="T10" style:family="text">
      <style:text-properties officeooo:rsid="00274ce4"/>
    </style:style>
    <style:style style:name="T11" style:family="text">
      <style:text-properties style:font-name="Times New Roman"/>
    </style:style>
    <style:style style:name="T12" style:family="text">
      <style:text-properties fo:color="#333333" loext:opacity="100%"/>
    </style:style>
    <style:style style:name="T13" style:family="text">
      <style:text-properties fo:color="#333333" loext:opacity="100%" style:font-name="Times New Roman"/>
    </style:style>
    <style:style style:name="T14" style:family="text">
      <style:text-properties fo:color="#2a6099" loext:opacity="100%"/>
    </style:style>
    <style:style style:name="T15" style:family="text">
      <style:text-properties fo:color="#2a6099" loext:opacity="100%" style:font-name="Times New Roman"/>
    </style:style>
    <style:style style:name="T16" style:family="text">
      <style:text-properties style:text-underline-style="none" officeooo:rsid="00248daf"/>
    </style:style>
    <style:style style:name="T17" style:family="text">
      <style:text-properties style:text-underline-style="none" officeooo:rsid="002567a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>Evidencia de producto: GA6-220501096-AA1-EV03-EV04 Creación de los objetos de la base de datos y Elaboración de las bases de datos</text:p>
      <text:p text:style-name="P3"/>
      <text:p text:style-name="P3"/>
      <text:p text:style-name="P4">Juan luis Becquet Martínez</text:p>
      <text:p text:style-name="P4">Servicio Nacional de Aprendizaje</text:p>
      <text:p text:style-name="P4">(2721441)Análisis y desarrollo de software</text:p>
      <text:p text:style-name="P7">Catherine Ramirez</text:p>
      <text:p text:style-name="P4"><text:span text:style-name="T4">0</text:span><text:span text:style-name="T9">7</text:span><text:span text:style-name="T1"> </text:span>de <text:span text:style-name="T16">Ju</text:span><text:span text:style-name="T17">l</text:span><text:span text:style-name="T16">io</text:span><text:span text:style-name="T3"> </text:span>de 202<text:span text:style-name="T2">4</text:span></text:p>
      <text:p text:style-name="P4"/>
      <text:p text:style-name="P6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><text:soft-page-break/></text:p>
      <text:h text:style-name="P10" text:outline-level="5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9"><text:a xlink:type="simple" xlink:href="#__RefHeading___Toc540_2607000738" text:style-name="Index_20_Link" text:visited-style-name="Index_20_Link">Creacion base de datos y tablas<text:tab/>3</text:a></text:p>
          <text:p text:style-name="P9"><text:a xlink:type="simple" xlink:href="#__RefHeading___Toc446_918346479" text:style-name="Index_20_Link" text:visited-style-name="Index_20_Link">Insercion de datos en las tablas<text:tab/>5</text:a></text:p>
          <text:p text:style-name="P9"><text:a xlink:type="simple" xlink:href="#__RefHeading___Toc448_918346479" text:style-name="Index_20_Link" text:visited-style-name="Index_20_Link">Consultas de selección de datos<text:tab/>7</text:a></text:p>
        </text:index-body>
      </text:table-of-content>
      <text:p text:style-name="P5"/>
      <text:h text:style-name="P11" text:outline-level="5">Introducción</text:h>
      <text:p text:style-name="P15">En el mundo actual, donde la información es uno de los recursos más valiosos, la creación y manipulación de bases de datos se ha convertido en una habilidad esencial para cualquier profesional en el ámbito de la tecnología y la gestión de información. Las bases de datos permiten almacenar, organizar y recuperar grandes volúmenes de datos de manera eficiente y segura, facilitando la toma de decisiones informadas y el análisis de datos en tiempo real. Este trabajo se enfoca en explorar los fundamentos de la creación y manipulación de bases de datos, abarcando desde los conceptos básicos hasta las prácticas avanzadas que permiten optimizar su rendimiento y asegurar su integridad. A lo largo del desarrollo, se abordarán técnicas y herramientas específicas que son fundamentales para diseñar, implementar y gestionar bases de datos efectivas y robustas.</text:p>
      <text:h text:style-name="P13" text:outline-level="5"/>
      <text:h text:style-name="P12" text:outline-level="5"><text:bookmark-start text:name="__RefHeading___Toc540_2607000738"/>Creacion base de datos y tablas<text:bookmark-end text:name="__RefHeading___Toc540_2607000738"/></text:h>
      <text:p text:style-name="P14"/>
      <text:p text:style-name="P18">create database laboratorioSQL<text:line-break/></text:p>
      <text:p text:style-name="P18">use laboratorioSQL<text:line-break/></text:p>
      <text:p text:style-name="P18">CREATE TABLE Cliente(<text:line-break/><text:tab/>id_cli INT NOT NULL,<text:line-break/> <text:s text:c="3"/>nom_cli VARCHAR (30),<text:line-break/> <text:s text:c="3"/>ape_cli VARCHAR (30),<text:line-break/> <text:s text:c="3"/>dir_cli VARCHAR(100),<text:line-break/> <text:s text:c="3"/>dep_cli VARCHAR(20),<text:line-break/> <text:s text:c="3"/>mes_cum_cli VARCHAR(10),<text:line-break/> <text:s text:c="3"/>PRIMARY KEY(id_cli));<text:line-break/><text:line-break/>CREATE TABLE Articulo(<text:line-break/><text:tab/>id_art INT NOT NULL,<text:line-break/><text:tab/>tit_art varchar(100),<text:line-break/><text:tab/>aut_art varchar(100),<text:line-break/><text:tab/>edi_art varchar(300),<text:line-break/><text:tab/>prec_art int,<text:line-break/><text:tab/>primary key (id_art));<text:line-break/><text:line-break/>CREATE TABLE Pedido(<text:line-break/><text:tab/>id_ped INT NOT NULL,<text:line-break/><text:tab/>id_cli_ped int(11),<text:line-break/><text:tab/>fec_ped date,<text:line-break/><text:tab/>val_ped int,<text:line-break/><text:tab/>primary key (id_ped),<text:line-break/><text:tab/>foreign key (id_cli_ped) REFERENCES Cliente(id_cli));<text:line-break/><text:line-break/></text:p>
      <text:p text:style-name="P17">CREATE TABLE Compania(<text:line-break/><text:tab/>comnit varchar(11),<text:line-break/><text:tab/>comnombre varchar(30),<text:line-break/><text:tab/>comanofun int,<text:line-break/><text:tab/>comreplegal varchar(100),<text:line-break/><text:tab/>primary key(comnit));<text:line-break/><text:line-break/>CREATE TABLE articuloxpedido(<text:line-break/><text:tab/>id_ped_artped int,<text:line-break/><text:tab/>id_art_artped int,<text:line-break/><text:tab/>can_art_artped int,<text:line-break/><text:tab/>val_ven_art_artped int,<text:line-break/><text:tab/>foreign key (id_ped_artped) references Pedido(id_ped),<text:line-break/><text:tab/>foreign key (id_art_artped) references Articulo(id_art));</text:p>
      <text:h text:style-name="P11" text:outline-level="5"><text:bookmark-start text:name="__RefHeading___Toc446_918346479"/><text:span text:style-name="T10">Insercion de datos en las tablas</text:span><text:line-break/><text:bookmark-end text:name="__RefHeading___Toc446_918346479"/></text:h>
      <text:p text:style-name="P14"><text:line-break/><text:span text:style-name="T13">insert into Cliente(<text:line-break/><text:tab/>id_cli,<text:line-break/> <text:s text:c="3"/>nom_cli,<text:line-break/> <text:s text:c="3"/>ape_cli,<text:line-break/> <text:s text:c="3"/>dir_cli,<text:line-break/> <text:s text:c="3"/>dep_cli,<text:line-break/> <text:s text:c="3"/>mes_cum_cli)<text:line-break/> <text:s text:c="3"/>values<text:tab/>(63502718,'Maritza','Rojas','Calle 34 No.14-45','Santander','Abril'),<text:line-break/><text:tab/><text:tab/>(13890234,'Roger','Ariza','Cra 30 No 13-45','Antioquia','Junio'),<text:line-break/> <text:s text:c="11"/><text:tab/>(77191956, 'Juan Carlos', 'Arenas', 'Diagonal 23 No 12-34 apto 101', 'Valle', <text:tab/><text:tab/><text:tab/>'Marzo'),<text:line-break/> <text:s text:c="11"/><text:tab/>(1098765789, 'Catalina','Zapata','Av.El Libertador No.30-14','Cauca','Marzo');<text:line-break/> <text:s text:c="11"/><text:line-break/>insert into Articulo(<text:line-break/><text:tab/>id_art,<text:line-break/> <text:s text:c="2"/><text:tab/> tit_art,<text:line-break/> <text:s text:c="2"/><text:tab/> aut_art,<text:line-break/> <text:tab/> <text:s text:c="2"/>edi_art,<text:line-break/> <text:s text:c="2"/><text:tab/> prec_art<text:line-break/> <text:s text:c="3"/>)<text:line-break/> <text:s text:c="3"/>values<text:tab/>(1, 'Redes Cisco', 'Ernesto Arigasello','Alfaomega-Rama',60000),<text:line-break/><text:tab/><text:tab/>(2, 'Facebook y Twitter para adultos','Valoso Claudio','Alfaomega',52000),<text:line-break/> <text:s text:c="11"/><text:tab/>(3, 'Creacion de un portal con php y MySQL', 'Jacob Pavon Puertas','Alfaomega-<text:tab/><text:tab/><text:tab/>Rama',40000),<text:line-break/> <text:s text:c="11"/><text:tab/>(4, 'Administracion de sistemas operativos', 'Julio Gomez Lopez','Alfaomega-<text:tab/><text:tab/><text:tab/>Rama',55000);<text:line-break/> <text:s text:c="3"/><text:line-break/></text:span></text:p>
      <text:p text:style-name="P17"><text:line-break/> <text:s text:c="3"/>insert into Pedido(<text:line-break/> <text:s text:c="3"/>id_ped,<text:line-break/> <text:s text:c="3"/>id_cli_ped,<text:line-break/> <text:s text:c="3"/>fec_ped,<text:line-break/> <text:s text:c="3"/>val_ped<text:line-break/> <text:s text:c="3"/>)<text:line-break/> <text:s text:c="3"/>values<text:tab/>(1,63502718, STR_TO_DATE('25-02-2020','%d-%m-%Y'),120000),<text:line-break/><text:tab/><text:tab/>(2, 77191956, STR_TO_DATE('30-04-2022','%d-%m-%Y'),55000),<text:line-break/> <text:s text:c="11"/><text:tab/>(3,63502718, STR_TO_DATE('10-12-2021','%d-%m-%Y'), 260000),<text:line-break/> <text:s text:c="11"/><text:tab/>(4, 1098765789, STR_TO_DATE('25-02-2020','%d-%m-%Y'),1800000<text:span text:style-name="T10">)</text:span>;<text:line-break/> <text:s text:c="3"/><text:line-break/> <text:s text:c="3"/>insert into articuloxpedido(<text:line-break/><text:tab/>id_ped_artped,<text:line-break/> <text:s text:c="11"/>id_art_artped,<text:line-break/> <text:s text:c="11"/>can_art_artped, <text:line-break/> <text:s text:c="11"/>val_ven_art_artped)<text:line-break/> <text:s text:c="3"/>values <text:tab/>(1,3,5,40000),<text:line-break/><text:tab/><text:tab/>(1,4,12,55000),<text:line-break/> <text:s text:c="11"/><text:tab/>(2,1,5,65000),<text:line-break/> <text:s text:c="11"/><text:tab/>(3,2,10,55000),<text:line-break/> <text:s text:c="11"/><text:tab/>(3,3,12,45000),<text:line-break/> <text:s text:c="11"/><text:tab/>(4,1,20,65000);<text:line-break/> <text:s text:c="3"/><text:line-break/> <text:s text:c="3"/>insert into compania(<text:line-break/><text:tab/><text:tab/>comnit,<text:line-break/> <text:s text:c="11"/><text:tab/>comnombre,<text:line-break/> <text:s text:c="11"/><text:tab/>comanofun,<text:line-break/> <text:s text:c="11"/><text:tab/>comreplegal)<text:line-break/> <text:s text:c="3"/>values<text:tab/>(800890890-2,'Seguros Atlantida',2020, 'Carlos Lopez'),<text:line-break/><text:tab/><text:tab/>(899999999-1,'Aseguradora Rojas',2021,'Luis Fernando Rojas'),<text:line-break/> <text:s text:c="11"/><text:tab/>(899999999-5,'Seguros del Estado',2022,'Maria Margarita Perez');</text:p>
      <text:h text:style-name="P11" text:outline-level="5"><text:bookmark-start text:name="__RefHeading___Toc448_918346479"/>Consultas de selección de datos<text:bookmark-end text:name="__RefHeading___Toc448_918346479"/></text:h>
      <text:p text:style-name="P14"><text:line-break/> <text:s text:c="3"/><text:span text:style-name="T12"><text:line-break/></text:span><text:span text:style-name="T15">/*Listar todos los pedidos realizados incluyendo el nombre del artículo.*/</text:span><text:span text:style-name="T13"><text:line-break/>SELECT id_ped_artped, tit_art,id_art_artped, can_art_artped, val_ven_art_artped<text:line-break/>FROM laboratoriosql.articuloxpedido<text:line-break/>INNER JOIN articulo ON articuloxpedido.id_ped_artped= articulo.id_art;<text:line-break/><text:line-break/></text:span><text:span text:style-name="T15">/*Visualizar los datos del pedido 1, incluyendo el nombre del cliente, la dirección del mismo, <text:line-break/>el nombre y el valor de los artículos que tiene dicho pedido.*/</text:span><text:span text:style-name="T13"><text:line-break/>SELECT <text:s/>nom_cli as nombre_cliente, dir_cli as direccion_cliente,tit_art as nombre_articulos, <text:s/>val_ven_art_artped as valor_articulos<text:line-break/>FROM laboratoriosql.articuloxpedido<text:line-break/>JOIN pedido ON id_ped_artped = pedido.id_ped<text:line-break/>JOIN cliente as C ON pedido.id_cli_ped = C.id_cli<text:line-break/>join articulo as a ON articuloxpedido.id_art_artped = a.id_art<text:line-break/>WHERE <text:s/>id_ped_artped= 1<text:line-break/>;<text:line-break/><text:line-break/><text:line-break/></text:span><text:span text:style-name="T15">/*seleccionar los clientes que cumplean anos en marzo*/ </text:span><text:span text:style-name="T13"><text:s text:c="3"/><text:line-break/>SELECT *<text:line-break/>FROM cliente<text:line-break/>WHERE mes_cum_cli = 'Marzo'<text:line-break/><text:line-break/></text:span><text:span text:style-name="T15">/*Visualizar el nombre del cliente, la fecha y el valor del pedido más costoso*/</text:span><text:span text:style-name="T13"><text:line-break/>SELECT nom_cli,fec_ped,val_ped<text:line-break/>FROM laboratoriosql.pedido<text:line-break/>INNER JOIN cliente ON cliente.id_cli = id_cli_ped<text:line-break/>JOIN (SELECT max(val_ped) as maximo FROM pedido) as max on pedido.val_ped = maximo;<text:line-break/></text:span></text:p>
      <text:p text:style-name="P17"><text:line-break/><text:span text:style-name="T14">/*Mostrar cuantos artículos se tienen de cada editorial.*/</text:span><text:line-break/>SELECT count(tit_art), edi_art <text:line-break/>FROM laboratoriosql.articulo<text:line-break/>GROUP BY edi_art;<text:line-break/><text:line-break/><text:span text:style-name="T14">/*Mostrar los pedidos con los respectivos artículos (código, nombre, valor y cantidad pedida).*/</text:span><text:line-break/>SELECT id_art AS codigo, tit_art as nombre, val_ven_art_artped as valor_unidad, can_art_artped as Cantidad <text:line-break/>FROM laboratoriosql.articuloxpedido<text:line-break/>JOIN articulo on id_art_artped = articulo.id_art<text:line-break/>;<text:line-break/><text:span text:style-name="T14">/*Visualizar todos los clientes organizados por apellido.*/</text:span><text:line-break/>Select *<text:line-break/>FROM cliente<text:line-break/>ORDER BY ape_cli ASC;<text:line-break/><text:line-break/><text:span text:style-name="T14">/*Visualizar todos los clientes organizados por apellido.*/</text:span><text:line-break/>SELECT * <text:line-break/>FROM laboratoriosql.articulo<text:line-break/>ORDER BY aut_art ASC;<text:line-break/><text:line-break/><text:span text:style-name="T14">/*Visualizar los pedidos que se han realizado para el articulo con id 2, <text:line-break/>el listado debe mostrar el nombre y dirección del cliente, el respectivo número de pedido y la cantidad solicitada*/</text:span><text:line-break/>SELECT nom_cli, ape_cli, dir_cli, id_ped_artped, can_art_artped <text:line-break/>FROM laboratoriosql.articuloxpedido<text:line-break/>JOIN pedido ON id_ped_artped = pedido.id_ped<text:line-break/>JOIN cliente as C ON pedido.id_cli_ped = C.id_cli<text:line-break/>WHERE id_art_artped = 2<text:line-break/>;<text:line-break/><text:line-break/></text:p>
      <text:p text:style-name="P17"><text:span text:style-name="T14">/*<text:line-break/>Visualizar los datos de las empresas fundadas entre el año 2020 y 2021.<text:line-break/>*/</text:span><text:line-break/>SELECT * <text:line-break/>FROM laboratoriosql.compania<text:line-break/>WHERE comanofun between 2020 and 2021;<text:line-break/></text:p>
      <text:p text:style-name="P19"/>
      <text:h text:style-name="P11" text:outline-level="5">Conclusión</text:h>
      <text:p text:style-name="P16">La creación y manipulación de bases de datos no solo es una tarea técnica, sino también un arte que combina lógica, diseño y conocimiento profundo de las necesidades de información de una organización. A lo largo de este trabajo, hemos explorado los aspectos esenciales que conforman esta disciplina, desde la planificación y el diseño de esquemas de bases de datos hasta la implementación de consultas complejas y la gestión del rendimiento. Al dominar estas habilidades, los profesionales pueden asegurar que los datos sean accesibles, precisos y útiles, proporcionando una base sólida para la toma de decisiones y la innovación continua. La capacidad de gestionar bases de datos de manera eficiente es, sin duda, una competencia clave en el entorno dinámico y orientado a datos en el que vivimos hoy.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fill-image draw:name="logo-sena-negro-png-2022" xlink:href="Pictures/10000001000005DC000005BE82C956D51E701C4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706cm" fo:margin-right="0cm" fo:text-indent="-0.506cm" style:auto-text-indent="false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" style:family="paragraph" style:parent-style-name="Caption" style:class="extra"/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01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text-indent="0cm" style:auto-text-indent="false">
        <style:tab-stops>
          <style:tab-stop style:position="13.01cm" style:type="right" style:leader-style="dotted" style:leader-text=".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46" style:display-name="ListLabel 46" style:family="text">
      <style:text-properties fo:color="#000000" loext:opacity="100%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55" style:display-name="ListLabel 55" style:family="text"/>
    <style:style style:name="ListLabel_20_56" style:display-name="ListLabel 5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55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56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logo-sena-negro-png-2022" draw:fill-image-width="1cm" draw:fill-image-height="1cm" style:repeat="no-repeat" draw:fill-image-ref-point="center" style:footnote-max-height="0cm" loext:margin-gutter="0cm">
        <style:background-image xlink:href="Pictures/10000001000005DC000005BE82C956D51E701C4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logo-sena-negro-png-2022" draw:fill-image-width="1cm" draw:fill-image-height="1cm" style:repeat="no-repeat" draw:fill-image-ref-point="center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><text:tab/><text:tab/><text:page-number text:select-page="current">11</text:page-number></text:p>
      </style:header>
    </style:master-page>
    <style:master-page style:name="First_20_Page" style:display-name="First Page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6T18:36:00</meta:creation-date>
    <dc:date>2024-07-07T16:00:19.928000000</dc:date>
    <meta:editing-duration>P4DT10M7S</meta:editing-duration>
    <meta:editing-cycles>25</meta:editing-cycles>
    <meta:generator>LibreOffice/7.6.2.1$Windows_X86_64 LibreOffice_project/56f7684011345957bbf33a7ee678afaf4d2ba333</meta:generator>
    <meta:print-date>2024-06-17T01:03:14.045000000</meta:print-date>
    <meta:printed-by>Archivos PDF</meta:printed-by>
    <meta:initial-creator>ASTRID SUAREZ</meta:initial-creator>
    <meta:document-statistic meta:table-count="0" meta:image-count="0" meta:object-count="0" meta:page-count="11" meta:paragraph-count="27" meta:word-count="885" meta:character-count="7406" meta:non-whitespace-character-count="6089"/>
  </office:meta>
</office:document-meta>
</file>